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346in" fo:break-before="auto" style:use-optimal-row-height="true"/>
    </style:style>
    <style:style style:name="ta1" style:family="table" style:master-page-name="PageStyle_5f_Appetizers">
      <style:table-properties table:display="true" style:writing-mode="lr-tb"/>
    </style:style>
    <style:style style:name="ta2" style:family="table" style:master-page-name="PageStyle_5f_Main_20_Courses">
      <style:table-properties table:display="true" style:writing-mode="lr-tb"/>
    </style:style>
    <style:style style:name="ta3" style:family="table" style:master-page-name="PageStyle_5f_Desserts">
      <style:table-properties table:display="true" style:writing-mode="lr-tb"/>
    </style:style>
    <style:style style:name="ta4" style:family="table" style:master-page-name="PageStyle_5f_Surprise_20_Dishe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ppetizers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table:style-name="Default" office:value-type="string">
            <text:p>Dish</text:p>
          </table:table-cell>
          <table:table-cell table:style-name="Default" office:value-type="string">
            <text:p>Plain</text:p>
          </table:table-cell>
          <table:table-cell table:style-name="Default" office:value-type="string">
            <text:p>Sweet</text:p>
          </table:table-cell>
          <table:table-cell table:style-name="Default" office:value-type="string">
            <text:p>Spicy</text:p>
          </table:table-cell>
          <table:table-cell table:style-name="Default" office:value-type="string">
            <text:p>Meat</text:p>
          </table:table-cell>
          <table:table-cell table:style-name="Default" office:value-type="string">
            <text:p>Fish</text:p>
          </table:table-cell>
          <table:table-cell table:style-name="Default" office:value-type="string">
            <text:p>Vegetables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Western</text:p>
          </table:table-cell>
          <table:table-cell table:style-name="Default" office:value-type="string">
            <text:p>Chinese</text:p>
          </table:table-cell>
          <table:table-cell table:style-name="Default" office:value-type="string">
            <text:p>Everything</text:p>
          </table:table-cell>
          <table:table-cell table:style-name="Default" office:value-type="string">
            <text:p>Nothing</text:p>
          </table:table-cell>
          <table:table-cell table:style-name="Default" office:value-type="string">
            <text:p>Weird</text:p>
          </table:table-cell>
          <table:table-cell office:value-type="string">
            <text:p>Spice</text:p>
          </table:table-cell>
          <table:table-cell office:value-type="string">
            <text:p>Type</text:p>
          </table:table-cell>
          <table:table-cell table:style-name="Default" office:value-type="string">
            <text:p>Recipe</text:p>
          </table:table-cell>
        </table:table-row>
        <table:table-row table:style-name="ro2">
          <table:table-cell office:value-type="string">
            <text:p>BBQ Meat Bun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<text:s/>BBQ Meat Bun</text:p>
          </table:table-cell>
        </table:table-row>
        <table:table-row table:style-name="ro2">
          <table:table-cell office:value-type="string">
            <text:p>Ginger Beef Bu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<text:s/>BBQ Meat Bun</text:p>
          </table:table-cell>
        </table:table-row>
        <table:table-row table:style-name="ro2">
          <table:table-cell office:value-type="string">
            <text:p>Ma Bo Bu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<text:s/>BBQ Meat Bun</text:p>
          </table:table-cell>
        </table:table-row>
        <table:table-row table:style-name="ro2">
          <table:table-cell office:value-type="string">
            <text:p>Pirate's Bu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<text:s/>BBQ Meat Bun</text:p>
          </table:table-cell>
        </table:table-row>
        <table:table-row table:style-name="ro2">
          <table:table-cell office:value-type="string">
            <text:p>Pizza Bu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<text:s/>BBQ Meat Bun</text:p>
          </table:table-cell>
        </table:table-row>
        <table:table-row table:style-name="ro2">
          <table:table-cell office:value-type="string">
            <text:p>Sweet Bean Bu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<text:s/>BBQ Meat Bun</text:p>
          </table:table-cell>
        </table:table-row>
        <table:table-row table:style-name="ro2">
          <table:table-cell office:value-type="string">
            <text:p>Buttered Clams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Buttered Clams</text:p>
          </table:table-cell>
        </table:table-row>
        <table:table-row table:style-name="ro2">
          <table:table-cell office:value-type="string">
            <text:p>Clam Mayonnai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Buttered Clams</text:p>
          </table:table-cell>
        </table:table-row>
        <table:table-row table:style-name="ro2">
          <table:table-cell office:value-type="string">
            <text:p>Clam Puddin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Buttered Clams</text:p>
          </table:table-cell>
        </table:table-row>
        <table:table-row table:style-name="ro2">
          <table:table-cell office:value-type="string">
            <text:p>Grilled Scallops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Buttered Clams</text:p>
          </table:table-cell>
        </table:table-row>
        <table:table-row table:style-name="ro2">
          <table:table-cell office:value-type="string">
            <text:p>Steamed Abalon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Buttered Clams</text:p>
          </table:table-cell>
        </table:table-row>
        <table:table-row table:style-name="ro2">
          <table:table-cell office:value-type="string">
            <text:p>Mai Mai??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  <table:table-cell office:value-type="string">
            <text:p>Buttered Clams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Dessert</text:p>
          </table:table-cell>
          <table:table-cell office:value-type="string">
            <text:p>Cake</text:p>
          </table:table-cell>
        </table:table-row>
        <table:table-row table:style-name="ro1">
          <table:table-cell office:value-type="string">
            <text:p>Cheesecak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yo</text:p>
          </table:table-cell>
          <table:table-cell office:value-type="string">
            <text:p>Dessert</text:p>
          </table:table-cell>
          <table:table-cell office:value-type="string">
            <text:p>Cake</text:p>
          </table:table-cell>
        </table:table-row>
        <table:table-row table:style-name="ro1">
          <table:table-cell office:value-type="string">
            <text:p>Fire Cak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d Pepper</text:p>
          </table:table-cell>
          <table:table-cell office:value-type="string">
            <text:p>Dessert</text:p>
          </table:table-cell>
          <table:table-cell office:value-type="string">
            <text:p>Cake</text:p>
          </table:table-cell>
        </table:table-row>
        <table:table-row table:style-name="ro1"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  <table:table-cell office:value-type="string">
            <text:p>Cake</text:p>
          </table:table-cell>
        </table:table-row>
        <table:table-row table:style-name="ro1">
          <table:table-cell office:value-type="string">
            <text:p>Black Cake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  <table:table-cell office:value-type="string">
            <text:p>Cake</text:p>
          </table:table-cell>
        </table:table-row>
        <table:table-row table:style-name="ro1">
          <table:table-cell office:value-type="string">
            <text:p>Nanami Cak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  <table:table-cell office:value-type="string">
            <text:p>Cake</text:p>
          </table:table-cell>
        </table:table-row>
        <table:table-row table:style-name="ro1">
          <table:table-cell office:value-type="string">
            <text:p>Potato Pudd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  <table:table-cell office:value-type="string">
            <text:p>Chowder</text:p>
          </table:table-cell>
        </table:table-row>
        <table:table-row table:style-name="ro1">
          <table:table-cell office:value-type="string">
            <text:p>Chowd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Chowder</text:p>
          </table:table-cell>
        </table:table-row>
        <table:table-row table:style-name="ro1">
          <table:table-cell office:value-type="string">
            <text:p>Egg Soup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Chowder</text:p>
          </table:table-cell>
        </table:table-row>
        <table:table-row table:style-name="ro1">
          <table:table-cell office:value-type="string">
            <text:p>Vichyssois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Chowder</text:p>
          </table:table-cell>
        </table:table-row>
        <table:table-row table:style-name="ro1">
          <table:table-cell office:value-type="string">
            <text:p>Dark Chowde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  <table:table-cell office:value-type="string">
            <text:p>Chowder</text:p>
          </table:table-cell>
        </table:table-row>
        <table:table-row table:style-name="ro1">
          <table:table-cell office:value-type="string">
            <text:p>Gumbo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  <table:table-cell office:value-type="string">
            <text:p>Chowder</text:p>
          </table:table-cell>
        </table:table-row>
        <table:table-row table:style-name="ro1">
          <table:table-cell office:value-type="string">
            <text:p>Cream Croquette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Croquettes</text:p>
          </table:table-cell>
        </table:table-row>
        <table:table-row table:style-name="ro1">
          <table:table-cell office:value-type="string">
            <text:p>Croquettes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Croquettes</text:p>
          </table:table-cell>
        </table:table-row>
        <table:table-row table:style-name="ro1">
          <table:table-cell office:value-type="string">
            <text:p>Eilie Croquettes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Croquettes</text:p>
          </table:table-cell>
        </table:table-row>
        <table:table-row table:style-name="ro1">
          <table:table-cell office:value-type="string">
            <text:p>Sweet Croquett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Croquettes</text:p>
          </table:table-cell>
        </table:table-row>
        <table:table-row table:style-name="ro1">
          <table:table-cell office:value-type="string">
            <text:p>Black Croquette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  <table:table-cell office:value-type="string">
            <text:p>Croquettes</text:p>
          </table:table-cell>
        </table:table-row>
        <table:table-row table:style-name="ro1">
          <table:table-cell office:value-type="string">
            <text:p>Hot Croquett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  <table:table-cell office:value-type="string">
            <text:p>Croquettes</text:p>
          </table:table-cell>
        </table:table-row>
        <table:table-row table:style-name="ro1">
          <table:table-cell office:value-type="string">
            <text:p>Creamy Curr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Curry Rice</text:p>
          </table:table-cell>
        </table:table-row>
        <table:table-row table:style-name="ro1">
          <table:table-cell office:value-type="string">
            <text:p>Curry Ric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Curry Rice</text:p>
          </table:table-cell>
        </table:table-row>
        <table:table-row table:style-name="ro1">
          <table:table-cell office:value-type="string">
            <text:p>Japanese Curr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Curry Rice</text:p>
          </table:table-cell>
        </table:table-row>
        <table:table-row table:style-name="ro1">
          <table:table-cell office:value-type="string">
            <text:p>Kiddie Curr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Curry Rice</text:p>
          </table:table-cell>
        </table:table-row>
        <table:table-row table:style-name="ro1">
          <table:table-cell office:value-type="string">
            <text:p>Red Curr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Curry Rice</text:p>
          </table:table-cell>
        </table:table-row>
        <table:table-row table:style-name="ro1">
          <table:table-cell office:value-type="string">
            <text:p>Salty Cur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Curry Rice</text:p>
          </table:table-cell>
        </table:table-row>
        <table:table-row table:style-name="ro1">
          <table:table-cell office:value-type="string">
            <text:p>Fish Donu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  <table:table-cell office:value-type="string">
            <text:p>Fish Fry</text:p>
          </table:table-cell>
        </table:table-row>
        <table:table-row table:style-name="ro1">
          <table:table-cell office:value-type="string">
            <text:p>Deep-Fried Fish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Fish Fry</text:p>
          </table:table-cell>
        </table:table-row>
        <table:table-row table:style-name="ro1">
          <table:table-cell office:value-type="string">
            <text:p>Fish Fry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Fish Fry</text:p>
          </table:table-cell>
        </table:table-row>
        <table:table-row table:style-name="ro1">
          <table:table-cell office:value-type="string">
            <text:p>French Fries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Fish Fry</text:p>
          </table:table-cell>
        </table:table-row>
        <table:table-row table:style-name="ro1">
          <table:table-cell office:value-type="string">
            <text:p>Fried Taco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Fish Fry</text:p>
          </table:table-cell>
        </table:table-row>
        <table:table-row table:style-name="ro1">
          <table:table-cell office:value-type="string">
            <text:p>Tatsuta Age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Fish Fry</text:p>
          </table:table-cell>
        </table:table-row>
        <table:table-row table:style-name="ro2">
          <table:table-cell office:value-type="string">
            <text:p>Crab Cakes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Fried Fish Balls</text:p>
          </table:table-cell>
        </table:table-row>
        <table:table-row table:style-name="ro2">
          <table:table-cell office:value-type="string">
            <text:p>Fried Fish Balls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Fried Fish Balls</text:p>
          </table:table-cell>
        </table:table-row>
        <table:table-row table:style-name="ro2">
          <table:table-cell office:value-type="string">
            <text:p>Greasy Fish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Fried Fish Balls</text:p>
          </table:table-cell>
        </table:table-row>
        <table:table-row table:style-name="ro2">
          <table:table-cell office:value-type="string">
            <text:p>Meatballs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Fried Fish Balls</text:p>
          </table:table-cell>
        </table:table-row>
        <table:table-row table:style-name="ro2">
          <table:table-cell office:value-type="string">
            <text:p>Sweet &amp; Sour Fish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Fried Fish Balls</text:p>
          </table:table-cell>
        </table:table-row>
        <table:table-row table:style-name="ro2">
          <table:table-cell office:value-type="string">
            <text:p>Fiery Fishball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  <table:table-cell office:value-type="string">
            <text:p>Fried Fishballs</text:p>
          </table:table-cell>
        </table:table-row>
        <table:table-row table:style-name="ro1">
          <table:table-cell office:value-type="string">
            <text:p>Fried Rice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Fried Rice</text:p>
          </table:table-cell>
        </table:table-row>
        <table:table-row table:style-name="ro1">
          <table:table-cell office:value-type="string">
            <text:p>Gunpowder Rice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Fried Rice</text:p>
          </table:table-cell>
        </table:table-row>
        <table:table-row table:style-name="ro1">
          <table:table-cell office:value-type="string">
            <text:p>Heavy Pilaf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Fried Rice</text:p>
          </table:table-cell>
        </table:table-row>
        <table:table-row table:style-name="ro1">
          <table:table-cell office:value-type="string">
            <text:p>Salty Fried Ric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Fried Rice</text:p>
          </table:table-cell>
        </table:table-row>
        <table:table-row table:style-name="ro1">
          <table:table-cell office:value-type="string">
            <text:p>Shrimp Pilaf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Fried Rice</text:p>
          </table:table-cell>
        </table:table-row>
        <table:table-row table:style-name="ro1">
          <table:table-cell office:value-type="string">
            <text:p>Spicy Pila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Fried Rice</text:p>
          </table:table-cell>
        </table:table-row>
        <table:table-row table:style-name="ro1">
          <table:table-cell office:value-type="string">
            <text:p>Elf Course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Full Course</text:p>
          </table:table-cell>
        </table:table-row>
        <table:table-row table:style-name="ro1">
          <table:table-cell office:value-type="string">
            <text:p>Full Course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Full Course</text:p>
          </table:table-cell>
        </table:table-row>
        <table:table-row table:style-name="ro1">
          <table:table-cell office:value-type="string">
            <text:p>Matilda Course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Full Course</text:p>
          </table:table-cell>
        </table:table-row>
        <table:table-row table:style-name="ro1">
          <table:table-cell office:value-type="string">
            <text:p>Rokkaku Course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Full Course</text:p>
          </table:table-cell>
        </table:table-row>
        <table:table-row table:style-name="ro1">
          <table:table-cell office:value-type="string">
            <text:p>Tinto Specialty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Full Course</text:p>
          </table:table-cell>
        </table:table-row>
        <table:table-row table:style-name="ro1">
          <table:table-cell office:value-type="string">
            <text:p>Kobold Course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  <table:table-cell office:value-type="string">
            <text:p>Full Course</text:p>
          </table:table-cell>
        </table:table-row>
        <table:table-row table:style-name="ro1">
          <table:table-cell office:value-type="string">
            <text:p>Cream Stew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Genghis Khan</text:p>
          </table:table-cell>
        </table:table-row>
        <table:table-row table:style-name="ro1">
          <table:table-cell office:value-type="string">
            <text:p>Fa Chu Chin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Genghis Khan</text:p>
          </table:table-cell>
        </table:table-row>
        <table:table-row table:style-name="ro1">
          <table:table-cell office:value-type="string">
            <text:p>Genghis Khan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Genghis Khan</text:p>
          </table:table-cell>
        </table:table-row>
        <table:table-row table:style-name="ro1">
          <table:table-cell office:value-type="string">
            <text:p>Genghis Stew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Genghis Khan</text:p>
          </table:table-cell>
        </table:table-row>
        <table:table-row table:style-name="ro1">
          <table:table-cell office:value-type="string">
            <text:p>Kubb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Genghis Khan</text:p>
          </table:table-cell>
        </table:table-row>
        <table:table-row table:style-name="ro1">
          <table:table-cell office:value-type="string">
            <text:p>Tom Yum Sou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Genghis Khan</text:p>
          </table:table-cell>
        </table:table-row>
        <table:table-row table:style-name="ro1">
          <table:table-cell office:value-type="string">
            <text:p>Apple Grati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Gratin</text:p>
          </table:table-cell>
        </table:table-row>
        <table:table-row table:style-name="ro1">
          <table:table-cell office:value-type="string">
            <text:p>Chili Gratin</text:p>
          </table:table-cell>
          <table:table-cell table:number-columns-repeated="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Gratin</text:p>
          </table:table-cell>
        </table:table-row>
        <table:table-row table:style-name="ro1">
          <table:table-cell office:value-type="string">
            <text:p>Creamy Grat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Gratin</text:p>
          </table:table-cell>
        </table:table-row>
        <table:table-row table:style-name="ro1">
          <table:table-cell office:value-type="string">
            <text:p>Crispy Grat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Gratin</text:p>
          </table:table-cell>
        </table:table-row>
        <table:table-row table:style-name="ro1">
          <table:table-cell office:value-type="string">
            <text:p>Grat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Gratin</text:p>
          </table:table-cell>
        </table:table-row>
        <table:table-row table:style-name="ro1">
          <table:table-cell office:value-type="string">
            <text:p>Salty Grati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Gratin</text:p>
          </table:table-cell>
        </table:table-row>
        <table:table-row table:style-name="ro1">
          <table:table-cell table:style-name="Default" office:value-type="string">
            <text:p>Meat Salad</text:p>
          </table:table-cell>
          <table:table-cell table:number-columns-repeated="3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Mayo</text:p>
          </table:table-cell>
          <table:table-cell office:value-type="string">
            <text:p>Appetizer</text:p>
          </table:table-cell>
          <table:table-cell table:style-name="Default" office:value-type="string">
            <text:p>Grilled Beef</text:p>
          </table:table-cell>
        </table:table-row>
        <table:table-row table:style-name="ro1">
          <table:table-cell office:value-type="string">
            <text:p>Beef Rice Bowl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Grilled Beef</text:p>
          </table:table-cell>
        </table:table-row>
        <table:table-row table:style-name="ro1">
          <table:table-cell office:value-type="string">
            <text:p>Chige Nab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Grilled Beef</text:p>
          </table:table-cell>
        </table:table-row>
        <table:table-row table:style-name="ro1">
          <table:table-cell office:value-type="string">
            <text:p>Grilled Beef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Grilled Beef</text:p>
          </table:table-cell>
        </table:table-row>
        <table:table-row table:style-name="ro1">
          <table:table-cell office:value-type="string">
            <text:p>Grilled Tongue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Grilled Beef</text:p>
          </table:table-cell>
        </table:table-row>
        <table:table-row table:style-name="ro1">
          <table:table-cell office:value-type="string">
            <text:p>Sukiyaki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Grilled Beef</text:p>
          </table:table-cell>
        </table:table-row>
        <table:table-row table:style-name="ro1">
          <table:table-cell office:value-type="string">
            <text:p>Broiled E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Grilled Fish</text:p>
          </table:table-cell>
        </table:table-row>
        <table:table-row table:style-name="ro1">
          <table:table-cell office:value-type="string">
            <text:p>Dried Fish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Grilled Fish</text:p>
          </table:table-cell>
        </table:table-row>
        <table:table-row table:style-name="ro1">
          <table:table-cell office:value-type="string">
            <text:p>Grilled Fis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Grilled Fish</text:p>
          </table:table-cell>
        </table:table-row>
        <table:table-row table:style-name="ro1">
          <table:table-cell office:value-type="string">
            <text:p>Grilled Red F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Grilled Fish</text:p>
          </table:table-cell>
        </table:table-row>
        <table:table-row table:style-name="ro1">
          <table:table-cell office:value-type="string">
            <text:p>Salmon Menuire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Grilled Fish</text:p>
          </table:table-cell>
        </table:table-row>
        <table:table-row table:style-name="ro1">
          <table:table-cell office:value-type="string">
            <text:p>Salted Fish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Grilled Fish</text:p>
          </table:table-cell>
        </table:table-row>
        <table:table-row table:style-name="ro1">
          <table:table-cell office:value-type="string">
            <text:p>Fruit Gyoz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  <table:table-cell office:value-type="string">
            <text:p>Gyoza</text:p>
          </table:table-cell>
        </table:table-row>
        <table:table-row table:style-name="ro1">
          <table:table-cell office:value-type="string">
            <text:p>Deep-Fried Gyoz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Gyoza</text:p>
          </table:table-cell>
        </table:table-row>
        <table:table-row table:style-name="ro1">
          <table:table-cell office:value-type="string">
            <text:p>Fried Gyoz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Gyoza</text:p>
          </table:table-cell>
        </table:table-row>
        <table:table-row table:style-name="ro1">
          <table:table-cell office:value-type="string">
            <text:p>Gyoz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Gyoza</text:p>
          </table:table-cell>
        </table:table-row>
        <table:table-row table:style-name="ro1">
          <table:table-cell office:value-type="string">
            <text:p>Steamed Gyoz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Gyoza</text:p>
          </table:table-cell>
        </table:table-row>
        <table:table-row table:style-name="ro1">
          <table:table-cell office:value-type="string">
            <text:p>Szechuan Gyoz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Gyoza</text:p>
          </table:table-cell>
        </table:table-row>
        <table:table-row table:style-name="ro1">
          <table:table-cell office:value-type="string">
            <text:p>Hamburger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Hamburger</text:p>
          </table:table-cell>
        </table:table-row>
        <table:table-row table:style-name="ro1">
          <table:table-cell office:value-type="string">
            <text:p>Japanburg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Hamburger</text:p>
          </table:table-cell>
        </table:table-row>
        <table:table-row table:style-name="ro1">
          <table:table-cell office:value-type="string">
            <text:p>Sugar Cured Me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Hamburger</text:p>
          </table:table-cell>
        </table:table-row>
        <table:table-row table:style-name="ro1">
          <table:table-cell office:value-type="string">
            <text:p>Tinto Burg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Hamburger</text:p>
          </table:table-cell>
        </table:table-row>
        <table:table-row table:style-name="ro1">
          <table:table-cell office:value-type="string">
            <text:p>Kobold Burg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  <table:table-cell office:value-type="string">
            <text:p>Hamburger</text:p>
          </table:table-cell>
        </table:table-row>
        <table:table-row table:style-name="ro1">
          <table:table-cell office:value-type="string">
            <text:p>Surprise Bur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  <table:table-cell office:value-type="string">
            <text:p>Hamburger</text:p>
          </table:table-cell>
        </table:table-row>
        <table:table-row table:style-name="ro1">
          <table:table-cell office:value-type="string">
            <text:p>Ice Crea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Dessert</text:p>
          </table:table-cell>
          <table:table-cell office:value-type="string">
            <text:p>Ice Cream</text:p>
          </table:table-cell>
        </table:table-row>
        <table:table-row table:style-name="ro1">
          <table:table-cell office:value-type="string">
            <text:p>Fried Ice Crea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ayo</text:p>
          </table:table-cell>
          <table:table-cell office:value-type="string">
            <text:p>Dessert</text:p>
          </table:table-cell>
          <table:table-cell office:value-type="string">
            <text:p>Ice Cream</text:p>
          </table:table-cell>
        </table:table-row>
        <table:table-row table:style-name="ro1">
          <table:table-cell office:value-type="string">
            <text:p>Nanami I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alt</text:p>
          </table:table-cell>
          <table:table-cell office:value-type="string">
            <text:p>Dessert</text:p>
          </table:table-cell>
          <table:table-cell office:value-type="string">
            <text:p>Ice Cream</text:p>
          </table:table-cell>
        </table:table-row>
        <table:table-row table:style-name="ro1">
          <table:table-cell office:value-type="string">
            <text:p>Puddin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  <table:table-cell office:value-type="string">
            <text:p>Ice Cream</text:p>
          </table:table-cell>
        </table:table-row>
        <table:table-row table:style-name="ro1">
          <table:table-cell office:value-type="string">
            <text:p>Red Pepper I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d Pepper</text:p>
          </table:table-cell>
          <table:table-cell office:value-type="string">
            <text:p>Dessert</text:p>
          </table:table-cell>
          <table:table-cell office:value-type="string">
            <text:p>Ice Cream</text:p>
          </table:table-cell>
        </table:table-row>
        <table:table-row table:style-name="ro1">
          <table:table-cell office:value-type="string">
            <text:p>Soy I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oy</text:p>
          </table:table-cell>
          <table:table-cell office:value-type="string">
            <text:p>Dessert</text:p>
          </table:table-cell>
          <table:table-cell office:value-type="string">
            <text:p>Ice Cream</text:p>
          </table:table-cell>
        </table:table-row>
        <table:table-row table:style-name="ro2">
          <table:table-cell office:value-type="string">
            <text:p>Annindoufu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  <table:table-cell office:value-type="string">
            <text:p>Japanese Stew</text:p>
          </table:table-cell>
        </table:table-row>
        <table:table-row table:style-name="ro2">
          <table:table-cell office:value-type="string">
            <text:p>Chanko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Japanese Stew</text:p>
          </table:table-cell>
        </table:table-row>
        <table:table-row table:style-name="ro2">
          <table:table-cell office:value-type="string">
            <text:p>Japanese Stew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Japanese Stew</text:p>
          </table:table-cell>
        </table:table-row>
        <table:table-row table:style-name="ro2">
          <table:table-cell office:value-type="string">
            <text:p>Motsu Nab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Japanese Stew</text:p>
          </table:table-cell>
        </table:table-row>
        <table:table-row table:style-name="ro2">
          <table:table-cell office:value-type="string">
            <text:p>Shabu Shabu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Japanese Stew</text:p>
          </table:table-cell>
        </table:table-row>
        <table:table-row table:style-name="ro2">
          <table:table-cell office:value-type="string">
            <text:p>Yaminab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Japanese Stew</text:p>
          </table:table-cell>
        </table:table-row>
        <table:table-row table:style-name="ro3">
          <table:table-cell table:style-name="Default" office:value-type="string">
            <text:p>Special Salad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Appetizer</text:p>
          </table:table-cell>
          <table:table-cell table:style-name="Default" office:value-type="string">
            <text:p>Kaiseki Dinner</text:p>
          </table:table-cell>
        </table:table-row>
        <table:table-row table:style-name="ro2">
          <table:table-cell office:value-type="string">
            <text:p>Candy Hou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  <table:table-cell office:value-type="string">
            <text:p>Kaiseki Dinner</text:p>
          </table:table-cell>
        </table:table-row>
        <table:table-row table:style-name="ro2">
          <table:table-cell office:value-type="string">
            <text:p>Complete Kaiseki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Kaiseki Dinner</text:p>
          </table:table-cell>
        </table:table-row>
        <table:table-row table:style-name="ro2">
          <table:table-cell office:value-type="string">
            <text:p>Kaiseki Dinner</text:p>
          </table:table-cell>
          <table:table-cell office:value-type="float" office:value="5">
            <text:p>5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Kaiseki Dinner</text:p>
          </table:table-cell>
        </table:table-row>
        <table:table-row table:style-name="ro2">
          <table:table-cell office:value-type="string">
            <text:p>Flaming Se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  <table:table-cell office:value-type="string">
            <text:p>Kaiseki Dinner</text:p>
          </table:table-cell>
        </table:table-row>
        <table:table-row table:style-name="ro2">
          <table:table-cell office:value-type="string">
            <text:p>Salt Hous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  <table:table-cell office:value-type="string">
            <text:p>Kaiseki Dinner</text:p>
          </table:table-cell>
        </table:table-row>
        <table:table-row table:style-name="ro1">
          <table:table-cell office:value-type="string">
            <text:p>Cream Pi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  <table:table-cell office:value-type="string">
            <text:p>Meat Pie</text:p>
          </table:table-cell>
        </table:table-row>
        <table:table-row table:style-name="ro1">
          <table:table-cell office:value-type="string">
            <text:p>Chili Pi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Meat Pie</text:p>
          </table:table-cell>
        </table:table-row>
        <table:table-row table:style-name="ro1">
          <table:table-cell office:value-type="string">
            <text:p>Mayonnaise Pie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Meat Pie</text:p>
          </table:table-cell>
        </table:table-row>
        <table:table-row table:style-name="ro1">
          <table:table-cell office:value-type="string">
            <text:p>Meat Pie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Meat Pie</text:p>
          </table:table-cell>
        </table:table-row>
        <table:table-row table:style-name="ro1">
          <table:table-cell office:value-type="string">
            <text:p>Kobold Pi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  <table:table-cell office:value-type="string">
            <text:p>Meat Pie</text:p>
          </table:table-cell>
        </table:table-row>
        <table:table-row table:style-name="ro1">
          <table:table-cell office:value-type="string">
            <text:p>Meringue Pie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  <table:table-cell office:value-type="string">
            <text:p>Meat Pie</text:p>
          </table:table-cell>
        </table:table-row>
        <table:table-row table:style-name="ro1">
          <table:table-cell office:value-type="string">
            <text:p>Diet Lun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Obento</text:p>
          </table:table-cell>
        </table:table-row>
        <table:table-row table:style-name="ro1">
          <table:table-cell office:value-type="string">
            <text:p>Ladies' Lunc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Obento</text:p>
          </table:table-cell>
        </table:table-row>
        <table:table-row table:style-name="ro1">
          <table:table-cell office:value-type="string">
            <text:p>Obento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Obento</text:p>
          </table:table-cell>
        </table:table-row>
        <table:table-row table:style-name="ro1">
          <table:table-cell office:value-type="string">
            <text:p>Rising Sun Bento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Obento</text:p>
          </table:table-cell>
        </table:table-row>
        <table:table-row table:style-name="ro1">
          <table:table-cell office:value-type="string">
            <text:p>Sashimi Bento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Obento</text:p>
          </table:table-cell>
        </table:table-row>
        <table:table-row table:style-name="ro1">
          <table:table-cell office:value-type="string">
            <text:p>Shrimp Lun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Obento</text:p>
          </table:table-cell>
        </table:table-row>
        <table:table-row table:style-name="ro3">
          <table:table-cell table:style-name="Default" office:value-type="string">
            <text:p>Ohitashi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None</text:p>
          </table:table-cell>
          <table:table-cell office:value-type="string">
            <text:p>Appetizer</text:p>
          </table:table-cell>
          <table:table-cell table:style-name="Default" office:value-type="string">
            <text:p>Ohitashi</text:p>
          </table:table-cell>
        </table:table-row>
        <table:table-row table:style-name="ro3">
          <table:table-cell table:style-name="Default" office:value-type="string">
            <text:p>Spinach Juice</text:p>
          </table:table-cell>
          <table:table-cell table:number-columns-repeated="5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office:value-type="string">
            <text:p>Salt</text:p>
          </table:table-cell>
          <table:table-cell office:value-type="string">
            <text:p>Appetizer</text:p>
          </table:table-cell>
          <table:table-cell table:style-name="Default" office:value-type="string">
            <text:p>Ohitashi</text:p>
          </table:table-cell>
        </table:table-row>
        <table:table-row table:style-name="ro3">
          <table:table-cell table:style-name="Default" office:value-type="string">
            <text:p>Spinach Salad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Appetizer</text:p>
          </table:table-cell>
          <table:table-cell table:style-name="Default" office:value-type="string">
            <text:p>Ohitashi</text:p>
          </table:table-cell>
        </table:table-row>
        <table:table-row table:style-name="ro1">
          <table:table-cell office:value-type="string">
            <text:p>Spinach Cak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  <table:table-cell office:value-type="string">
            <text:p>Ohitashi</text:p>
          </table:table-cell>
        </table:table-row>
        <table:table-row table:style-name="ro1">
          <table:table-cell office:value-type="string">
            <text:p>Spicy Stir Fr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Ohitashi</text:p>
          </table:table-cell>
        </table:table-row>
        <table:table-row table:style-name="ro1">
          <table:table-cell office:value-type="string">
            <text:p>Spinach Saut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Ohitashi</text:p>
          </table:table-cell>
        </table:table-row>
        <table:table-row table:style-name="ro1">
          <table:table-cell office:value-type="string">
            <text:p>Chili Pas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Pasta</text:p>
          </table:table-cell>
        </table:table-row>
        <table:table-row table:style-name="ro1">
          <table:table-cell office:value-type="string">
            <text:p>Downtown Pasta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Pasta</text:p>
          </table:table-cell>
        </table:table-row>
        <table:table-row table:style-name="ro1">
          <table:table-cell office:value-type="string">
            <text:p>Kiddie Pas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Pasta</text:p>
          </table:table-cell>
        </table:table-row>
        <table:table-row table:style-name="ro1">
          <table:table-cell office:value-type="string">
            <text:p>Pasta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Pasta</text:p>
          </table:table-cell>
        </table:table-row>
        <table:table-row table:style-name="ro1">
          <table:table-cell office:value-type="string">
            <text:p>Pasta Parmesa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Pasta</text:p>
          </table:table-cell>
        </table:table-row>
        <table:table-row table:style-name="ro1">
          <table:table-cell office:value-type="string">
            <text:p>Pasta Sal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Pasta</text:p>
          </table:table-cell>
        </table:table-row>
        <table:table-row table:style-name="ro1">
          <table:table-cell office:value-type="string">
            <text:p>Pancake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  <table:table-cell office:value-type="string">
            <text:p>Pizza</text:p>
          </table:table-cell>
        </table:table-row>
        <table:table-row table:style-name="ro1">
          <table:table-cell office:value-type="string">
            <text:p>Senbe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y</text:p>
          </table:table-cell>
          <table:table-cell office:value-type="string">
            <text:p>Dessert</text:p>
          </table:table-cell>
          <table:table-cell office:value-type="string">
            <text:p>Pizza</text:p>
          </table:table-cell>
        </table:table-row>
        <table:table-row table:style-name="ro1">
          <table:table-cell office:value-type="string">
            <text:p>Anchovy Pizz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Pizza</text:p>
          </table:table-cell>
        </table:table-row>
        <table:table-row table:style-name="ro1">
          <table:table-cell office:value-type="string">
            <text:p>Okonomiyaki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Pizza</text:p>
          </table:table-cell>
        </table:table-row>
        <table:table-row table:style-name="ro1">
          <table:table-cell office:value-type="string">
            <text:p>Pizza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Pizza</text:p>
          </table:table-cell>
        </table:table-row>
        <table:table-row table:style-name="ro1">
          <table:table-cell office:value-type="string">
            <text:p>Spicy Pizza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Pizza</text:p>
          </table:table-cell>
        </table:table-row>
        <table:table-row table:style-name="ro1">
          <table:table-cell office:value-type="string">
            <text:p>Baked Mochi</text:p>
          </table:table-cell>
          <table:table-cell table:number-columns-repeated="9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Quiche</text:p>
          </table:table-cell>
        </table:table-row>
        <table:table-row table:style-name="ro1">
          <table:table-cell office:value-type="string">
            <text:p>Cream Quich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Quiche</text:p>
          </table:table-cell>
        </table:table-row>
        <table:table-row table:style-name="ro1">
          <table:table-cell office:value-type="string">
            <text:p>Egg Porridge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Quiche</text:p>
          </table:table-cell>
        </table:table-row>
        <table:table-row table:style-name="ro1">
          <table:table-cell office:value-type="string">
            <text:p>Lasagna</text:p>
          </table:table-cell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Quiche</text:p>
          </table:table-cell>
        </table:table-row>
        <table:table-row table:style-name="ro1">
          <table:table-cell office:value-type="string">
            <text:p>Pineapple Ri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Quiche</text:p>
          </table:table-cell>
        </table:table-row>
        <table:table-row table:style-name="ro1">
          <table:table-cell office:value-type="string">
            <text:p>Quiche</text:p>
          </table:table-cell>
          <table:table-cell table:number-columns-repeated="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Quiche</text:p>
          </table:table-cell>
        </table:table-row>
        <table:table-row table:style-name="ro1">
          <table:table-cell office:value-type="string">
            <text:p>Chinese Noodl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Ramen</text:p>
          </table:table-cell>
        </table:table-row>
        <table:table-row table:style-name="ro1">
          <table:table-cell office:value-type="string">
            <text:p>Gourmet Ramen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Ramen</text:p>
          </table:table-cell>
        </table:table-row>
        <table:table-row table:style-name="ro1">
          <table:table-cell office:value-type="string">
            <text:p>Ramen</text:p>
          </table:table-cell>
          <table:table-cell table:number-columns-repeated="7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Ramen</text:p>
          </table:table-cell>
        </table:table-row>
        <table:table-row table:style-name="ro1">
          <table:table-cell office:value-type="string">
            <text:p>Salty Ramen</text:p>
          </table:table-cell>
          <table:table-cell table:number-columns-repeated="7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Ramen</text:p>
          </table:table-cell>
        </table:table-row>
        <table:table-row table:style-name="ro1">
          <table:table-cell office:value-type="string">
            <text:p>Soy Sauce Ramen</text:p>
          </table:table-cell>
          <table:table-cell table:number-columns-repeated="7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Ramen</text:p>
          </table:table-cell>
        </table:table-row>
        <table:table-row table:style-name="ro1">
          <table:table-cell office:value-type="string">
            <text:p>Kid's Lun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Rice Omelet</text:p>
          </table:table-cell>
        </table:table-row>
        <table:table-row table:style-name="ro1">
          <table:table-cell office:value-type="string">
            <text:p>Mayo Rice Omel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Rice Omelet</text:p>
          </table:table-cell>
        </table:table-row>
        <table:table-row table:style-name="ro1">
          <table:table-cell office:value-type="string">
            <text:p>Red Pepper Ri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Rice Omelet</text:p>
          </table:table-cell>
        </table:table-row>
        <table:table-row table:style-name="ro1">
          <table:table-cell office:value-type="string">
            <text:p>Rice Omelet</text:p>
          </table:table-cell>
          <table:table-cell table:number-columns-repeated="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Rice Omelet</text:p>
          </table:table-cell>
        </table:table-row>
        <table:table-row table:style-name="ro1">
          <table:table-cell office:value-type="string">
            <text:p>Salty Omele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Rice Omelet</text:p>
          </table:table-cell>
        </table:table-row>
        <table:table-row table:style-name="ro1">
          <table:table-cell office:value-type="string">
            <text:p>Soy Rice Omelet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  <table:table-cell office:value-type="string">
            <text:p>Rice Omelet</text:p>
          </table:table-cell>
        </table:table-row>
        <table:table-row table:style-name="ro1">
          <table:table-cell table:style-name="Default" office:value-type="string">
            <text:p>Green Salad</text:p>
          </table:table-cell>
          <table:table-cell table:number-columns-repeated="3"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Appetizer</text:p>
          </table:table-cell>
          <table:table-cell table:style-name="Default" office:value-type="string">
            <text:p>Salad</text:p>
          </table:table-cell>
        </table:table-row>
        <table:table-row table:style-name="ro1">
          <table:table-cell table:style-name="Default" office:value-type="string">
            <text:p>Island Salad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Soy</text:p>
          </table:table-cell>
          <table:table-cell office:value-type="string">
            <text:p>Appetizer</text:p>
          </table:table-cell>
          <table:table-cell table:style-name="Default" office:value-type="string">
            <text:p>Salad</text:p>
          </table:table-cell>
        </table:table-row>
        <table:table-row table:style-name="ro1">
          <table:table-cell table:style-name="Default" office:value-type="string">
            <text:p>Pickled Cabbage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string">
            <text:p>Salt</text:p>
          </table:table-cell>
          <table:table-cell office:value-type="string">
            <text:p>Appetizer</text:p>
          </table:table-cell>
          <table:table-cell table:style-name="Default" office:value-type="string">
            <text:p>Salad</text:p>
          </table:table-cell>
        </table:table-row>
        <table:table-row table:style-name="ro1">
          <table:table-cell table:style-name="Default" office:value-type="string">
            <text:p>Salad</text:p>
          </table:table-cell>
          <table:table-cell table:number-columns-repeated="3"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None</text:p>
          </table:table-cell>
          <table:table-cell office:value-type="string">
            <text:p>Appetizer</text:p>
          </table:table-cell>
          <table:table-cell table:style-name="Default" office:value-type="string">
            <text:p>Salad</text:p>
          </table:table-cell>
        </table:table-row>
        <table:table-row table:style-name="ro1">
          <table:table-cell table:style-name="Default" office:value-type="string">
            <text:p>Sweet Salad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Sugar</text:p>
          </table:table-cell>
          <table:table-cell office:value-type="string">
            <text:p>Appetizer</text:p>
          </table:table-cell>
          <table:table-cell table:style-name="Default" office:value-type="string">
            <text:p>Salad</text:p>
          </table:table-cell>
        </table:table-row>
        <table:table-row table:style-name="ro1">
          <table:table-cell office:value-type="string">
            <text:p>Veggie Stir Fry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Salad</text:p>
          </table:table-cell>
        </table:table-row>
        <table:table-row table:style-name="ro1">
          <table:table-cell office:value-type="string">
            <text:p>French To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Sandwich</text:p>
          </table:table-cell>
        </table:table-row>
        <table:table-row table:style-name="ro1">
          <table:table-cell office:value-type="string">
            <text:p>Sandwich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Sandwich</text:p>
          </table:table-cell>
        </table:table-row>
        <table:table-row table:style-name="ro1">
          <table:table-cell office:value-type="string">
            <text:p>Spicy Sandwich</text:p>
          </table:table-cell>
          <table:table-cell table:number-columns-repeated="9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Sandwich</text:p>
          </table:table-cell>
        </table:table-row>
        <table:table-row table:style-name="ro1">
          <table:table-cell office:value-type="string">
            <text:p>Steak Sandwich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Sandwich</text:p>
          </table:table-cell>
        </table:table-row>
        <table:table-row table:style-name="ro1">
          <table:table-cell office:value-type="string">
            <text:p>Teri-Sand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Sandwich</text:p>
          </table:table-cell>
        </table:table-row>
        <table:table-row table:style-name="ro1">
          <table:table-cell office:value-type="string">
            <text:p>Veggie Sandwi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Sandwich</text:p>
          </table:table-cell>
        </table:table-row>
        <table:table-row table:style-name="ro3">
          <table:table-cell table:style-name="Default" office:value-type="string">
            <text:p>Salad Combo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Appetizer</text:p>
          </table:table-cell>
          <table:table-cell table:style-name="Default" office:value-type="string">
            <text:p>Sashimi Combo</text:p>
          </table:table-cell>
        </table:table-row>
        <table:table-row table:style-name="ro2">
          <table:table-cell office:value-type="string">
            <text:p>Queen of the Se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Sashimi Combo</text:p>
          </table:table-cell>
        </table:table-row>
        <table:table-row table:style-name="ro2">
          <table:table-cell office:value-type="string">
            <text:p>Sashimi Combo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Sashimi Combo</text:p>
          </table:table-cell>
        </table:table-row>
        <table:table-row table:style-name="ro2">
          <table:table-cell office:value-type="string">
            <text:p>Sea Treasu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Sashimi Combo</text:p>
          </table:table-cell>
        </table:table-row>
        <table:table-row table:style-name="ro2">
          <table:table-cell office:value-type="string">
            <text:p>Ship Combo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Sashimi Combo</text:p>
          </table:table-cell>
        </table:table-row>
        <table:table-row table:style-name="ro2">
          <table:table-cell office:value-type="string">
            <text:p>Spicy Sashim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Sashimi Combo</text:p>
          </table:table-cell>
        </table:table-row>
        <table:table-row table:style-name="ro1">
          <table:table-cell office:value-type="string">
            <text:p>Fish With Sauc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Simmered Fish</text:p>
          </table:table-cell>
        </table:table-row>
        <table:table-row table:style-name="ro1">
          <table:table-cell office:value-type="string">
            <text:p>Simmered Carp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Simmered Fish</text:p>
          </table:table-cell>
        </table:table-row>
        <table:table-row table:style-name="ro1">
          <table:table-cell office:value-type="string">
            <text:p>Simmered Fish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Simmered Fish</text:p>
          </table:table-cell>
        </table:table-row>
        <table:table-row table:style-name="ro1">
          <table:table-cell office:value-type="string">
            <text:p>Sole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Simmered Fish</text:p>
          </table:table-cell>
        </table:table-row>
        <table:table-row table:style-name="ro1">
          <table:table-cell office:value-type="string">
            <text:p>Thai-Chili Sty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Simmered Fish</text:p>
          </table:table-cell>
        </table:table-row>
        <table:table-row table:style-name="ro1">
          <table:table-cell office:value-type="string">
            <text:p>Sweet Syrup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  <table:table-cell office:value-type="string">
            <text:p>Special Stew</text:p>
          </table:table-cell>
        </table:table-row>
        <table:table-row table:style-name="ro1">
          <table:table-cell office:value-type="string">
            <text:p>Adult Stew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Special Stew</text:p>
          </table:table-cell>
        </table:table-row>
        <table:table-row table:style-name="ro1">
          <table:table-cell office:value-type="string">
            <text:p>Clear Soup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Special Stew</text:p>
          </table:table-cell>
        </table:table-row>
        <table:table-row table:style-name="ro1">
          <table:table-cell office:value-type="string">
            <text:p>Mellow Stew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Special Stew</text:p>
          </table:table-cell>
        </table:table-row>
        <table:table-row table:style-name="ro1">
          <table:table-cell office:value-type="string">
            <text:p>Special Stew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Special Stew</text:p>
          </table:table-cell>
        </table:table-row>
        <table:table-row table:style-name="ro1">
          <table:table-cell office:value-type="string">
            <text:p>Spicy Stew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Special Stew</text:p>
          </table:table-cell>
        </table:table-row>
        <table:table-row table:style-name="ro1">
          <table:table-cell office:value-type="string">
            <text:p>Beef Steak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Steak</text:p>
          </table:table-cell>
        </table:table-row>
        <table:table-row table:style-name="ro1">
          <table:table-cell office:value-type="string">
            <text:p>Japanese Steak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Steak</text:p>
          </table:table-cell>
        </table:table-row>
        <table:table-row table:style-name="ro1">
          <table:table-cell office:value-type="string">
            <text:p>Picatta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Steak</text:p>
          </table:table-cell>
        </table:table-row>
        <table:table-row table:style-name="ro1">
          <table:table-cell office:value-type="string">
            <text:p>Pepper Steak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Steak</text:p>
          </table:table-cell>
        </table:table-row>
        <table:table-row table:style-name="ro1">
          <table:table-cell office:value-type="string">
            <text:p>Steak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Steak</text:p>
          </table:table-cell>
        </table:table-row>
        <table:table-row table:style-name="ro1">
          <table:table-cell office:value-type="string">
            <text:p>Sweet Stea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Steak</text:p>
          </table:table-cell>
        </table:table-row>
        <table:table-row table:style-name="ro1">
          <table:table-cell office:value-type="string">
            <text:p>Cajun Shrim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Sunomono</text:p>
          </table:table-cell>
        </table:table-row>
        <table:table-row table:style-name="ro1">
          <table:table-cell office:value-type="string">
            <text:p>Gourmet Sunomono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Sunomono</text:p>
          </table:table-cell>
        </table:table-row>
        <table:table-row table:style-name="ro1">
          <table:table-cell office:value-type="string">
            <text:p>Nonpei Sunomono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Sunomono</text:p>
          </table:table-cell>
        </table:table-row>
        <table:table-row table:style-name="ro1">
          <table:table-cell office:value-type="string">
            <text:p>Sour Shrimp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Sunomono</text:p>
          </table:table-cell>
        </table:table-row>
        <table:table-row table:style-name="ro1">
          <table:table-cell office:value-type="string">
            <text:p>Sunomono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Sunomono</text:p>
          </table:table-cell>
        </table:table-row>
        <table:table-row table:style-name="ro1">
          <table:table-cell office:value-type="string">
            <text:p>Weird Sunomono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Sunomono</text:p>
          </table:table-cell>
        </table:table-row>
        <table:table-row table:style-name="ro1">
          <table:table-cell office:value-type="string">
            <text:p>Chirashi-Zush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Sushi</text:p>
          </table:table-cell>
        </table:table-row>
        <table:table-row table:style-name="ro1">
          <table:table-cell office:value-type="string">
            <text:p>Fancy Rice B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Sushi</text:p>
          </table:table-cell>
        </table:table-row>
        <table:table-row table:style-name="ro1">
          <table:table-cell office:value-type="string">
            <text:p>French Roll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Sushi</text:p>
          </table:table-cell>
        </table:table-row>
        <table:table-row table:style-name="ro1">
          <table:table-cell office:value-type="string">
            <text:p>Salty Rice Ba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Sushi</text:p>
          </table:table-cell>
        </table:table-row>
        <table:table-row table:style-name="ro1">
          <table:table-cell office:value-type="string">
            <text:p>Sushi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Sushi</text:p>
          </table:table-cell>
        </table:table-row>
        <table:table-row table:style-name="ro1">
          <table:table-cell office:value-type="string">
            <text:p>Tekka-d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Sushi</text:p>
          </table:table-cell>
        </table:table-row>
        <table:table-row table:style-name="ro3">
          <table:table-cell table:style-name="Default" office:value-type="string">
            <text:p>Fried Egg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3"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string">
            <text:p>Soy</text:p>
          </table:table-cell>
          <table:table-cell office:value-type="string">
            <text:p>Appetizer</text:p>
          </table:table-cell>
          <table:table-cell table:style-name="Default" office:value-type="string">
            <text:p>Tamago-Yaki</text:p>
          </table:table-cell>
        </table:table-row>
        <table:table-row table:style-name="ro1">
          <table:table-cell office:value-type="string">
            <text:p>Sweet Omelet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  <table:table-cell office:value-type="string">
            <text:p>Tamago-Yaki</text:p>
          </table:table-cell>
        </table:table-row>
        <table:table-row table:style-name="ro1">
          <table:table-cell office:value-type="string">
            <text:p>Adult Fried Eg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Tamago-Yaki</text:p>
          </table:table-cell>
        </table:table-row>
        <table:table-row table:style-name="ro1">
          <table:table-cell office:value-type="string">
            <text:p>Egg Mayo Ro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Tamago-Yaki</text:p>
          </table:table-cell>
        </table:table-row>
        <table:table-row table:style-name="ro1">
          <table:table-cell office:value-type="string">
            <text:p>Tamago-Yaki</text:p>
          </table:table-cell>
          <table:table-cell table:number-columns-repeated="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Tamago-Yaki</text:p>
          </table:table-cell>
        </table:table-row>
        <table:table-row table:style-name="ro1">
          <table:table-cell office:value-type="string">
            <text:p>Eggsplosiv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  <table:table-cell office:value-type="string">
            <text:p>Tamago-Yaki</text:p>
          </table:table-cell>
        </table:table-row>
        <table:table-row table:style-name="ro1">
          <table:table-cell office:value-type="string">
            <text:p>Real Tempur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Tempura</text:p>
          </table:table-cell>
        </table:table-row>
        <table:table-row table:style-name="ro1">
          <table:table-cell office:value-type="string">
            <text:p>Snack Tempur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Tempura</text:p>
          </table:table-cell>
        </table:table-row>
        <table:table-row table:style-name="ro1">
          <table:table-cell office:value-type="string">
            <text:p>Spicy Tempura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Tempura</text:p>
          </table:table-cell>
        </table:table-row>
        <table:table-row table:style-name="ro1">
          <table:table-cell office:value-type="string">
            <text:p>Tempura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Tempura</text:p>
          </table:table-cell>
        </table:table-row>
        <table:table-row table:style-name="ro1">
          <table:table-cell office:value-type="string">
            <text:p>Tempura-d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Tempura</text:p>
          </table:table-cell>
        </table:table-row>
        <table:table-row table:style-name="ro1">
          <table:table-cell office:value-type="string">
            <text:p>Amazing Tempur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ayo</text:p>
          </table:table-cell>
          <table:table-cell office:value-type="string">
            <text:p>Surprise</text:p>
          </table:table-cell>
          <table:table-cell office:value-type="string">
            <text:p>Tempura</text:p>
          </table:table-cell>
        </table:table-row>
        <table:table-row table:style-name="ro1">
          <table:table-cell office:value-type="string">
            <text:p>BBQ Bomb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Teriyaki</text:p>
          </table:table-cell>
        </table:table-row>
        <table:table-row table:style-name="ro1">
          <table:table-cell office:value-type="string">
            <text:p>Hot Spareribs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Teriyaki</text:p>
          </table:table-cell>
        </table:table-row>
        <table:table-row table:style-name="ro1">
          <table:table-cell office:value-type="string">
            <text:p>Mild Teriyaki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Teriyaki</text:p>
          </table:table-cell>
        </table:table-row>
        <table:table-row table:style-name="ro1">
          <table:table-cell office:value-type="string">
            <text:p>Sweet Teriyak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Teriyaki</text:p>
          </table:table-cell>
        </table:table-row>
        <table:table-row table:style-name="ro1">
          <table:table-cell office:value-type="string">
            <text:p>Teri-Crea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Teriyaki</text:p>
          </table:table-cell>
        </table:table-row>
        <table:table-row table:style-name="ro1">
          <table:table-cell office:value-type="string">
            <text:p>Teriyaki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Teriyaki</text:p>
          </table:table-cell>
        </table:table-row>
        <table:table-row table:style-name="ro1">
          <table:table-cell table:style-name="Default" office:value-type="string">
            <text:p>Tomato Juice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string">
            <text:p>Sugar</text:p>
          </table:table-cell>
          <table:table-cell office:value-type="string">
            <text:p>Appetizer</text:p>
          </table:table-cell>
          <table:table-cell table:style-name="Default" office:value-type="string">
            <text:p>Tomato Soup</text:p>
          </table:table-cell>
        </table:table-row>
        <table:table-row table:style-name="ro1">
          <table:table-cell table:style-name="Default" office:value-type="string">
            <text:p>Tomato Salad</text:p>
          </table:table-cell>
          <table:table-cell table:number-columns-repeated="3"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Mayo</text:p>
          </table:table-cell>
          <table:table-cell office:value-type="string">
            <text:p>Appetizer</text:p>
          </table:table-cell>
          <table:table-cell table:style-name="Default" office:value-type="string">
            <text:p>Tomato Soup</text:p>
          </table:table-cell>
        </table:table-row>
        <table:table-row table:style-name="ro3">
          <table:table-cell table:style-name="Default" office:value-type="string">
            <text:p>Tomato Miso Soup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Soy</text:p>
          </table:table-cell>
          <table:table-cell office:value-type="string">
            <text:p>Appetizer</text:p>
          </table:table-cell>
          <table:table-cell table:style-name="Default" office:value-type="string">
            <text:p>Tomato Soup</text:p>
          </table:table-cell>
        </table:table-row>
        <table:table-row table:style-name="ro1">
          <table:table-cell table:style-name="Default" office:value-type="string">
            <text:p>Tomato Soup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Appetizer</text:p>
          </table:table-cell>
          <table:table-cell table:style-name="Default" office:value-type="string">
            <text:p>Tomato Soup</text:p>
          </table:table-cell>
        </table:table-row>
        <table:table-row table:style-name="ro1">
          <table:table-cell office:value-type="string">
            <text:p>Raw Tomato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alt</text:p>
          </table:table-cell>
          <table:table-cell office:value-type="string">
            <text:p>Dessert</text:p>
          </table:table-cell>
          <table:table-cell office:value-type="string">
            <text:p>Tomato Soup</text:p>
          </table:table-cell>
        </table:table-row>
        <table:table-row table:style-name="ro1">
          <table:table-cell office:value-type="string">
            <text:p>Red Hot Tomato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Tomato Soup</text:p>
          </table:table-cell>
        </table:table-row>
        <table:table-row table:style-name="ro1">
          <table:table-cell office:value-type="string">
            <text:p>Cream Cutlets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  <table:table-cell office:value-type="string">
            <text:p>Tonkatsu</text:p>
          </table:table-cell>
        </table:table-row>
        <table:table-row table:style-name="ro1">
          <table:table-cell office:value-type="string">
            <text:p>Ginger Pork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  <table:table-cell office:value-type="string">
            <text:p>Tonkatsu</text:p>
          </table:table-cell>
        </table:table-row>
        <table:table-row table:style-name="ro1">
          <table:table-cell office:value-type="string">
            <text:p>Meat &amp; Potato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  <table:table-cell office:value-type="string">
            <text:p>Tonkatsu</text:p>
          </table:table-cell>
        </table:table-row>
        <table:table-row table:style-name="ro1">
          <table:table-cell office:value-type="string">
            <text:p>Soy Cutlets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  <table:table-cell office:value-type="string">
            <text:p>Tonkatsu</text:p>
          </table:table-cell>
        </table:table-row>
        <table:table-row table:style-name="ro1">
          <table:table-cell office:value-type="string">
            <text:p>Spicy Cutle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  <table:table-cell office:value-type="string">
            <text:p>Tonkatsu</text:p>
          </table:table-cell>
        </table:table-row>
        <table:table-row table:style-name="ro1">
          <table:table-cell office:value-type="string">
            <text:p>Tonkatsu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  <table:table-cell office:value-type="string">
            <text:p>Tonkatsu</text:p>
          </table:table-cell>
        </table:table-row>
      </table:table>
      <table:table table:name="Main Courses" table:style-name="ta2" table:print="false">
        <office:forms form:automatic-focus="false" form:apply-design-mode="false"/>
        <table:table-column table:style-name="co2" table:number-columns-repeated="14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>
            <text:p>Dish</text:p>
          </table:table-cell>
          <table:table-cell table:style-name="Default" office:value-type="string">
            <text:p>PLN</text:p>
          </table:table-cell>
          <table:table-cell table:style-name="Default" office:value-type="string">
            <text:p>SWT</text:p>
          </table:table-cell>
          <table:table-cell table:style-name="Default" office:value-type="string">
            <text:p>SPC</text:p>
          </table:table-cell>
          <table:table-cell table:style-name="Default" office:value-type="string">
            <text:p>MEA</text:p>
          </table:table-cell>
          <table:table-cell table:style-name="Default" office:value-type="string">
            <text:p>FSH</text:p>
          </table:table-cell>
          <table:table-cell table:style-name="Default" office:value-type="string">
            <text:p>VEG</text:p>
          </table:table-cell>
          <table:table-cell table:style-name="Default" office:value-type="string">
            <text:p>JAP</text:p>
          </table:table-cell>
          <table:table-cell table:style-name="Default" office:value-type="string">
            <text:p>WES</text:p>
          </table:table-cell>
          <table:table-cell table:style-name="Default" office:value-type="string">
            <text:p>CHI</text:p>
          </table:table-cell>
          <table:table-cell table:style-name="Default" office:value-type="string">
            <text:p>EVE</text:p>
          </table:table-cell>
          <table:table-cell table:style-name="Default" office:value-type="string">
            <text:p>NOT</text:p>
          </table:table-cell>
          <table:table-cell table:style-name="Default" office:value-type="string">
            <text:p>WRD</text:p>
          </table:table-cell>
          <table:table-cell table:style-name="Default" office:value-type="string">
            <text:p>Recipe</text:p>
          </table:table-cell>
          <table:table-cell office:value-type="string">
            <text:p>Spice</text:p>
          </table:table-cell>
          <table:table-cell office:value-type="string">
            <text:p>Type</text:p>
          </table:table-cell>
        </table:table-row>
        <table:table-row table:style-name="ro2">
          <table:table-cell office:value-type="string">
            <text:p>Adult Fried Eg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mago-Yaki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Adult Stew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pecial Stew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Anchovy Pizz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izza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Apple Grati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ratin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Baked Mochi</text:p>
          </table:table-cell>
          <table:table-cell table:number-columns-repeated="9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Quiche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BBQ Bomb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riyaki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BBQ Meat Bun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BBQ Meat Bun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Beef Rice Bowl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illed Beef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Beef Steak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eak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Broiled E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rilled Fish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Buttered Clams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uttered Clams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ajun Shrim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nomono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Chanko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apanese Stew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hige Nab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rilled Beef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hili Gratin</text:p>
          </table:table-cell>
          <table:table-cell table:number-columns-repeated="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Gratin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hili Pas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sta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hili Pi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at Pie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Chinese Noodl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amen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Chirashi-Zush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ushi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howder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howder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Clam Mayonnai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uttered Clams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Clam Puddin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ttered Clams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lear Soup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cial Stew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Complete Kaiseki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aiseki Dinner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Crab Cakes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Fried Fish Balls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Cream Croquette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roquettes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ream Cutlets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onkatsu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ream Stew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enghis Khan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ream Quich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Quiche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reamy Curr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urry Rice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reamy Grat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ratin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rispy Grat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ratin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roquettes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roquettes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Curry Ric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urry Rice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Deep-Fried Fish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sh Fry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Deep-Fried Gyoz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yoza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Diet Lun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bento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Downtown Pasta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asta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Dried Fish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rilled Fish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Egg Mayo Ro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amago-Yaki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Egg Porridge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Quiche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Egg Soup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howder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Eilie Croquettes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roquettes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Elf Course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ull Course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Fa Chu Chin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enghis Khan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Fancy Rice B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shi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Fish Fry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ish Fry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Fish With Sauc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immered Fish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French Fries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ish Fry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French Roll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ushi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French To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andwich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Fried Fish Balls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ried Fish Balls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Fried Gyoz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yoza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Fried Rice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Fried Rice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Fried Taco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Fish Fry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Full Course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ull Course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Genghis Khan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enghis Khan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Genghis Stew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enghis Khan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Ginger Beef Bu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BBQ Meat Bun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Ginger Pork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onkatsu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Gourmet Ramen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amen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Gourmet Sunomono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unomono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Grat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ratin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Greasy Fish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Fried Fish Balls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Grilled Beef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rilled Beef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Grilled Fis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Grilled Fish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Grilled Red Fi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Grilled Fish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Grilled Scallops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uttered Clams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Grilled Tongue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rilled Beef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Gunpowder Rice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ried Rice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Gyoz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yoza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Hamburger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mburger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Heavy Pilaf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ied Rice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Hot Spareribs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riyaki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Japanburg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amburger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Japanese Curr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urry Rice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Japanese Steak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eak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Japanese Stew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apanese Stew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Kaiseki Dinner</text:p>
          </table:table-cell>
          <table:table-cell office:value-type="float" office:value="5">
            <text:p>5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aiseki Dinner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Kid's Lun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ice Omelet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Kiddie Curr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urry Rice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Kiddie Pas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asta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Kubb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Genghis Khan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Ladies' Lunc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bento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Lasagna</text:p>
          </table:table-cell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Quiche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Ma Bo Bu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<text:s/>BBQ Meat Bun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Matilda Course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ull Course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Mayo Rice Omel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ce Omelet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Mayonnaise Pie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eat Pie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Meat &amp; Potato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onkatsu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Meat Pie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at Pie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Meatballs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ied Fish Balls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Mellow Stew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pecial Stew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Mild Teriyaki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eriyaki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Motsu Nab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apanese Stew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Obento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bento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Okonomiyaki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izza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Nonpei Sunomono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nomono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Pasta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asta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Pasta Parmesa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sta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Pasta Sal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asta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Picatta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ak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Pirate's Bu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BBQ Meat Bun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Pepper Steak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eak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Pineapple Ri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Quiche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Pizza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izza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Pizza Bu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BBQ Meat Bun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Queen of the Se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ashimi Combo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Quiche</text:p>
          </table:table-cell>
          <table:table-cell table:number-columns-repeated="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Quiche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Ramen</text:p>
          </table:table-cell>
          <table:table-cell table:number-columns-repeated="7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amen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Real Tempur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empura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Red Curr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urry Rice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Red Hot Tomato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omato Soup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Red Pepper Ri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ice Omelet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Rice Omelet</text:p>
          </table:table-cell>
          <table:table-cell table:number-columns-repeated="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ice Omelet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Rising Sun Bento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Obento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Rokkaku Course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ull Course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almon Menuire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rilled Fish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alted Fish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rilled Fish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alty Cur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urry Rice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alty Fried Ric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Fried Rice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alty Grati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atin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alty Omele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ice Omelet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alty Ramen</text:p>
          </table:table-cell>
          <table:table-cell table:number-columns-repeated="7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amen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alty Rice Ba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ushi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andwich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ndwich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ashimi Bento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bento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ashimi Combo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ashimi Combo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ea Treasu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shimi Combo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habu Shabu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apanese Stew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hip Combo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ashimi Combo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hrimp Lun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bento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hrimp Pilaf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ried Rice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immered Carp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mered Fish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immered Fish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immered Fish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nack Tempur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empura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ole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mmered Fish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our Shrimp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unomono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oy Cutlets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onkatsu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oy Sauce Ramen</text:p>
          </table:table-cell>
          <table:table-cell table:number-columns-repeated="7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amen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pecial Stew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pecial Stew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picy Cutle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onkatsu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picy Pila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ried Rice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picy Pizza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izza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picy Sandwich</text:p>
          </table:table-cell>
          <table:table-cell table:number-columns-repeated="9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andwich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picy Sashim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shimi Combo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picy Stew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pecial Stew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picy Stir Fr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hitashi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picy Tempura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mpura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pinach Saut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hitashi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teak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eak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teak Sandwich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andwich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teamed Abalon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uttered Clams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teamed Gyoz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yoza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ugar Cured Me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Hamburger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ukiyaki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rilled Beef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unomono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unomono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ushi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ushi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weet &amp; Sour Fish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Fried Fish Balls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weet Bean Bu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BBQ Meat Bun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weet Croquett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roquettes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Sweet Stea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teak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weet Teriyak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eriyaki</text:p>
          </table:table-cell>
          <table:table-cell office:value-type="string">
            <text:p>Suga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Szechuan Gyoz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yoza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Thai-Chili Sty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immered Fish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Tamago-Yaki</text:p>
          </table:table-cell>
          <table:table-cell table:number-columns-repeated="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amago-Yaki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Tatsuta Age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sh Fry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Tekka-d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ushi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Tempura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mpura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Tempura-d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mpura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Teri-Crea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eriyaki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Teri-Sand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ndwich</text:p>
          </table:table-cell>
          <table:table-cell office:value-type="string">
            <text:p>Soy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Teriyaki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riyaki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Tinto Burg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mburger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Tinto Specialty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ull Course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Tom Yum Sou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enghis Khan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Tonkatsu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onkatsu</text:p>
          </table:table-cell>
          <table:table-cell office:value-type="string">
            <text:p>None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Veggie Sandwi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andwich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Veggie Stir Fry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alad</text:p>
          </table:table-cell>
          <table:table-cell office:value-type="string">
            <text:p>Red Pepper</text:p>
          </table:table-cell>
          <table:table-cell office:value-type="string">
            <text:p>Main</text:p>
          </table:table-cell>
        </table:table-row>
        <table:table-row table:style-name="ro1">
          <table:table-cell office:value-type="string">
            <text:p>Vichyssoise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howder</text:p>
          </table:table-cell>
          <table:table-cell office:value-type="string">
            <text:p>Salt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Weird Sunomono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nomono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2">
          <table:table-cell office:value-type="string">
            <text:p>Yaminab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Japanese Stew</text:p>
          </table:table-cell>
          <table:table-cell office:value-type="string">
            <text:p>Mayo</text:p>
          </table:table-cell>
          <table:table-cell office:value-type="string">
            <text:p>Main</text:p>
          </table:table-cell>
        </table:table-row>
        <table:table-row table:style-name="ro4">
          <table:table-cell office:value-type="string">
            <text:p>Amazing Tempur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empura</text:p>
          </table:table-cell>
          <table:table-cell office:value-type="string">
            <text:p>Mayo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Black Cake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ke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</table:table-row>
        <table:table-row table:style-name="ro4">
          <table:table-cell office:value-type="string">
            <text:p>Black Croquette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roquettes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ark Chowde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howder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Eggsplosiv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mago-Yaki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  <table:table-row table:style-name="ro4">
          <table:table-cell office:value-type="string">
            <text:p>Flaming Se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aiseki Dinner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  <table:table-row table:style-name="ro4">
          <table:table-cell office:value-type="string">
            <text:p>Fiery Fishball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ried Fishballs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Gumbo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howder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  <table:table-row table:style-name="ro4">
          <table:table-cell office:value-type="string">
            <text:p>Hot Croquett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roquettes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  <table:table-row table:style-name="ro4">
          <table:table-cell office:value-type="string">
            <text:p>Kobold Burg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mburger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</table:table-row>
        <table:table-row table:style-name="ro4">
          <table:table-cell office:value-type="string">
            <text:p>Kobold Course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ull Course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obold Pi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eat Pie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</table:table-row>
        <table:table-row table:style-name="ro4">
          <table:table-cell office:value-type="string">
            <text:p>Mai Mai??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ttered Clams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Meringue Pie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eat Pie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Nanami Cak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ake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</table:table-row>
        <table:table-row table:style-name="ro4">
          <table:table-cell office:value-type="string">
            <text:p>Salt Hous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Kaiseki Dinner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</table:table-row>
        <table:table-row table:style-name="ro4">
          <table:table-cell office:value-type="string">
            <text:p>Soy Rice Omelet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Rice Omelet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</table:table-row>
        <table:table-row table:style-name="ro4">
          <table:table-cell office:value-type="string">
            <text:p>Surprise Bur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Hamburger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</table:table>
      <table:table table:name="Desserts" table:style-name="ta3" table:print="false">
        <office:forms form:automatic-focus="false" form:apply-design-mode="false"/>
        <table:table-column table:style-name="co2" table:number-columns-repeated="14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>
            <text:p>Dish</text:p>
          </table:table-cell>
          <table:table-cell table:style-name="Default" office:value-type="string">
            <text:p>PLN</text:p>
          </table:table-cell>
          <table:table-cell table:style-name="Default" office:value-type="string">
            <text:p>SWT</text:p>
          </table:table-cell>
          <table:table-cell table:style-name="Default" office:value-type="string">
            <text:p>SPC</text:p>
          </table:table-cell>
          <table:table-cell table:style-name="Default" office:value-type="string">
            <text:p>MEA</text:p>
          </table:table-cell>
          <table:table-cell table:style-name="Default" office:value-type="string">
            <text:p>FSH</text:p>
          </table:table-cell>
          <table:table-cell table:style-name="Default" office:value-type="string">
            <text:p>VEG</text:p>
          </table:table-cell>
          <table:table-cell table:style-name="Default" office:value-type="string">
            <text:p>JAP</text:p>
          </table:table-cell>
          <table:table-cell table:style-name="Default" office:value-type="string">
            <text:p>WES</text:p>
          </table:table-cell>
          <table:table-cell table:style-name="Default" office:value-type="string">
            <text:p>CHI</text:p>
          </table:table-cell>
          <table:table-cell table:style-name="Default" office:value-type="string">
            <text:p>EVE</text:p>
          </table:table-cell>
          <table:table-cell table:style-name="Default" office:value-type="string">
            <text:p>NOT</text:p>
          </table:table-cell>
          <table:table-cell table:style-name="Default" office:value-type="string">
            <text:p>WRD</text:p>
          </table:table-cell>
          <table:table-cell table:style-name="Default" office:value-type="string">
            <text:p>Recipe</text:p>
          </table:table-cell>
          <table:table-cell office:value-type="string">
            <text:p>Spice</text:p>
          </table:table-cell>
          <table:table-cell office:value-type="string">
            <text:p>Type</text:p>
          </table:table-cell>
        </table:table-row>
        <table:table-row table:style-name="ro2">
          <table:table-cell office:value-type="string">
            <text:p>Annindoufu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apanese Stew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ke</text:p>
          </table:table-cell>
          <table:table-cell office:value-type="string">
            <text:p>None</text:p>
          </table:table-cell>
          <table:table-cell office:value-type="string">
            <text:p>Dessert</text:p>
          </table:table-cell>
        </table:table-row>
        <table:table-row table:style-name="ro2">
          <table:table-cell office:value-type="string">
            <text:p>Candy Hou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aiseki Dinner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Cheesecak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ke</text:p>
          </table:table-cell>
          <table:table-cell office:value-type="string">
            <text:p>Mayo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Cream Pi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eat Pie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Ice Crea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ce Cream</text:p>
          </table:table-cell>
          <table:table-cell office:value-type="string">
            <text:p>None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Fire Cak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ke</text:p>
          </table:table-cell>
          <table:table-cell office:value-type="string">
            <text:p>Red Pepper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Fish Donu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Fish Fry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</table:table-row>
        <table:table-row table:style-name="ro2">
          <table:table-cell office:value-type="string">
            <text:p>Fried Ice Crea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Ice Cream</text:p>
          </table:table-cell>
          <table:table-cell office:value-type="string">
            <text:p>Mayo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Fruit Gyoz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yoza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Nanami I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Ice Cream</text:p>
          </table:table-cell>
          <table:table-cell office:value-type="string">
            <text:p>Salt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Pancake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izza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</table:table-row>
        <table:table-row table:style-name="ro2">
          <table:table-cell office:value-type="string">
            <text:p>Potato Pudd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howder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Puddin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ce Cream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Raw Tomato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omato Soup</text:p>
          </table:table-cell>
          <table:table-cell office:value-type="string">
            <text:p>Salt</text:p>
          </table:table-cell>
          <table:table-cell office:value-type="string">
            <text:p>Dessert</text:p>
          </table:table-cell>
        </table:table-row>
        <table:table-row table:style-name="ro2">
          <table:table-cell office:value-type="string">
            <text:p>Red Pepper I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Ice Cream</text:p>
          </table:table-cell>
          <table:table-cell office:value-type="string">
            <text:p>Red Pepper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Senbe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izza</text:p>
          </table:table-cell>
          <table:table-cell office:value-type="string">
            <text:p>Soy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ke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Soy I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ce Cream</text:p>
          </table:table-cell>
          <table:table-cell office:value-type="string">
            <text:p>Soy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Spinach Cak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hitashi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</table:table-row>
        <table:table-row table:style-name="ro2">
          <table:table-cell office:value-type="string">
            <text:p>Sweet Omelet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mago-Yaki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</table:table-row>
        <table:table-row table:style-name="ro1">
          <table:table-cell office:value-type="string">
            <text:p>Sweet Syrup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pecial Stew</text:p>
          </table:table-cell>
          <table:table-cell office:value-type="string">
            <text:p>Sugar</text:p>
          </table:table-cell>
          <table:table-cell office:value-type="string">
            <text:p>Dessert</text:p>
          </table:table-cell>
        </table:table-row>
      </table:table>
      <table:table table:name="Surprise Dishes" table:style-name="ta4" table:print="false">
        <office:forms form:automatic-focus="false" form:apply-design-mode="false"/>
        <table:table-column table:style-name="co2" table:number-columns-repeated="14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>
            <text:p>Dish</text:p>
          </table:table-cell>
          <table:table-cell table:style-name="Default" office:value-type="string">
            <text:p>PLN</text:p>
          </table:table-cell>
          <table:table-cell table:style-name="Default" office:value-type="string">
            <text:p>SWT</text:p>
          </table:table-cell>
          <table:table-cell table:style-name="Default" office:value-type="string">
            <text:p>SPC</text:p>
          </table:table-cell>
          <table:table-cell table:style-name="Default" office:value-type="string">
            <text:p>MEA</text:p>
          </table:table-cell>
          <table:table-cell table:style-name="Default" office:value-type="string">
            <text:p>FSH</text:p>
          </table:table-cell>
          <table:table-cell table:style-name="Default" office:value-type="string">
            <text:p>VEG</text:p>
          </table:table-cell>
          <table:table-cell table:style-name="Default" office:value-type="string">
            <text:p>JAP</text:p>
          </table:table-cell>
          <table:table-cell table:style-name="Default" office:value-type="string">
            <text:p>WES</text:p>
          </table:table-cell>
          <table:table-cell table:style-name="Default" office:value-type="string">
            <text:p>CHI</text:p>
          </table:table-cell>
          <table:table-cell table:style-name="Default" office:value-type="string">
            <text:p>EVE</text:p>
          </table:table-cell>
          <table:table-cell table:style-name="Default" office:value-type="string">
            <text:p>NOT</text:p>
          </table:table-cell>
          <table:table-cell table:style-name="Default" office:value-type="string">
            <text:p>WRD</text:p>
          </table:table-cell>
          <table:table-cell table:style-name="Default" office:value-type="string">
            <text:p>Recipe</text:p>
          </table:table-cell>
          <table:table-cell office:value-type="string">
            <text:p>Spice</text:p>
          </table:table-cell>
          <table:table-cell office:value-type="string">
            <text:p>Type</text:p>
          </table:table-cell>
        </table:table-row>
        <table:table-row table:style-name="ro2">
          <table:table-cell office:value-type="string">
            <text:p>Amazing Tempur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empura</text:p>
          </table:table-cell>
          <table:table-cell office:value-type="string">
            <text:p>Mayo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Black Cake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ke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</table:table-row>
        <table:table-row table:style-name="ro2">
          <table:table-cell office:value-type="string">
            <text:p>Black Croquette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roquettes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Dark Chowde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howder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Eggsplosiv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mago-Yaki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  <table:table-row table:style-name="ro2">
          <table:table-cell office:value-type="string">
            <text:p>Flaming Se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aiseki Dinner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  <table:table-row table:style-name="ro2">
          <table:table-cell office:value-type="string">
            <text:p>Fiery Fishball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ried Fishballs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Gumbo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howder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  <table:table-row table:style-name="ro2">
          <table:table-cell office:value-type="string">
            <text:p>Hot Croquett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roquettes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  <table:table-row table:style-name="ro2">
          <table:table-cell office:value-type="string">
            <text:p>Kobold Burg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mburger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</table:table-row>
        <table:table-row table:style-name="ro2">
          <table:table-cell office:value-type="string">
            <text:p>Kobold Course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ull Course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Kobold Pi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eat Pie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</table:table-row>
        <table:table-row table:style-name="ro2">
          <table:table-cell office:value-type="string">
            <text:p>Mai Mai??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ttered Clams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Meringue Pie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eat Pie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</table:table-row>
        <table:table-row table:style-name="ro1">
          <table:table-cell office:value-type="string">
            <text:p>Nanami Cak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ake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</table:table-row>
        <table:table-row table:style-name="ro2">
          <table:table-cell office:value-type="string">
            <text:p>Salt Hous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Kaiseki Dinner</text:p>
          </table:table-cell>
          <table:table-cell office:value-type="string">
            <text:p>Salt</text:p>
          </table:table-cell>
          <table:table-cell office:value-type="string">
            <text:p>Surprise</text:p>
          </table:table-cell>
        </table:table-row>
        <table:table-row table:style-name="ro2">
          <table:table-cell office:value-type="string">
            <text:p>Soy Rice Omelet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Rice Omelet</text:p>
          </table:table-cell>
          <table:table-cell office:value-type="string">
            <text:p>Soy</text:p>
          </table:table-cell>
          <table:table-cell office:value-type="string">
            <text:p>Surprise</text:p>
          </table:table-cell>
        </table:table-row>
        <table:table-row table:style-name="ro2">
          <table:table-cell office:value-type="string">
            <text:p>Surprise Bur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Hamburger</text:p>
          </table:table-cell>
          <table:table-cell office:value-type="string">
            <text:p>Red Pepper</text:p>
          </table:table-cell>
          <table:table-cell office:value-type="string">
            <text:p>Surprise</text:p>
          </table:table-cell>
        </table:table-row>
      </table:table>
      <table:database-ranges>
        <table:database-range table:target-range-address="Appetizers.A1:Appetizers.P239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03/24/2021</text:date>, <text:time>19:2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petizers" style:display-name="PageStyle_Appetize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in_20_Courses" style:display-name="PageStyle_Main Cours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sserts" style:display-name="PageStyle_Desser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urprise_20_Dishes" style:display-name="PageStyle_Surprise Dish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Johnson</meta:initial-creator>
    <meta:creation-date>2021-03-24T19:06:31.71</meta:creation-date>
    <dc:date>2021-03-24T19:23:17.43</dc:date>
    <dc:creator>Aaron Johnson</dc:creator>
    <meta:editing-duration>PT16M41S</meta:editing-duration>
    <meta:editing-cycles>11</meta:editing-cycles>
    <meta:generator>OpenOffice/4.1.7$Win32 OpenOffice.org_project/417m1$Build-9800</meta:generator>
    <meta:document-statistic meta:table-count="4" meta:cell-count="7712" meta:object-count="0"/>
  </office:meta>
</office:document-meta>
</file>